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4ab1" officeooo:paragraph-rsid="001c4ab1"/>
    </style:style>
    <style:style style:name="P2" style:family="paragraph" style:parent-style-name="Standard">
      <style:text-properties fo:font-weight="normal" officeooo:rsid="001e8543" officeooo:paragraph-rsid="001e8543" style:font-weight-asian="normal" style:font-weight-complex="normal"/>
    </style:style>
    <style:style style:name="P3" style:family="paragraph" style:parent-style-name="Standard">
      <style:text-properties fo:font-weight="normal" officeooo:rsid="001e8543" officeooo:paragraph-rsid="001fc468" style:font-weight-asian="normal" style:font-weight-complex="normal"/>
    </style:style>
    <style:style style:name="P4" style:family="paragraph" style:parent-style-name="Standard">
      <style:text-properties fo:font-weight="normal" officeooo:rsid="001fc468" officeooo:paragraph-rsid="001fc468" style:font-weight-asian="normal" style:font-weight-complex="normal"/>
    </style:style>
    <style:style style:name="P5" style:family="paragraph" style:parent-style-name="Standard">
      <style:text-properties fo:font-weight="normal" officeooo:rsid="001fc468" officeooo:paragraph-rsid="00204c1d" style:font-weight-asian="normal" style:font-weight-complex="normal"/>
    </style:style>
    <style:style style:name="P6" style:family="paragraph" style:parent-style-name="Standard">
      <style:text-properties fo:font-weight="normal" officeooo:rsid="00204c1d" officeooo:paragraph-rsid="00204c1d" style:font-weight-asian="normal" style:font-weight-complex="normal"/>
    </style:style>
    <style:style style:name="P7" style:family="paragraph" style:parent-style-name="Standard">
      <style:text-properties fo:font-weight="normal" officeooo:rsid="002100ee" officeooo:paragraph-rsid="002100ee" style:font-weight-asian="normal" style:font-weight-complex="normal"/>
    </style:style>
    <style:style style:name="T1" style:family="text">
      <style:text-properties officeooo:rsid="001d764d"/>
    </style:style>
    <style:style style:name="T2" style:family="text">
      <style:text-properties style:text-position="super 58%"/>
    </style:style>
    <style:style style:name="T3" style:family="text">
      <style:text-properties officeooo:rsid="001fc468"/>
    </style:style>
    <style:style style:name="T4" style:family="text">
      <style:text-properties officeooo:rsid="00204c1d"/>
    </style:style>
    <style:style style:name="T5" style:family="text">
      <style:text-properties officeooo:rsid="002100ee"/>
    </style:style>
    <style:style style:name="T6" style:family="text">
      <style:text-properties officeooo:rsid="002452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1 <text:span text:style-name="T1">Lab</text:span></text:p>
      <text:p text:style-name="P1">Peter Atkinson - 2555678</text:p>
      <text:p text:style-name="P1">Antoni Stevenet - </text:p>
      <text:p text:style-name="P1"/>
      <text:p text:style-name="P2">1. <text:tab/>1<text:span text:style-name="T2">st</text:span> line: document type</text:p>
      <text:p text:style-name="P2"><text:tab/>Then &lt;html&gt;&lt;head&gt; then meta tags for content type, generator, creation date, changed date, style tag, empty title.</text:p>
      <text:p text:style-name="P2"><text:tab/>&lt;body&gt; specifies language and direction (left-to-right)</text:p>
      <text:p text:style-name="P2"><text:tab/>Then &lt;p&gt; with 0 margin, 100% line height</text:p>
      <text:p text:style-name="P2"><text:tab/>Then &lt;/body&gt;&lt;/html&gt;</text:p>
      <text:p text:style-name="P2"/>
      <text:p text:style-name="P3">2. The Internet is a network of <text:span text:style-name="T6">computer </text:span>networks. The web is <text:span text:style-name="T3">a way of sharing and consuming content using the internet (source: http://www.w3.org/Help/#webinternet)</text:span></text:p>
      <text:p text:style-name="P2"/>
      <text:p text:style-name="P4">3. <text:tab/>HTTP: 80 – Hypertext Transfer Protocol. For communication between web client and web server (source: Computer Networks - Tannenbaum)</text:p>
      <text:p text:style-name="P4"><text:tab/>SSH: 22 – Secure Shell. For secure remote command execution (source: Computer Networks - Tannenbaum)</text:p>
      <text:p text:style-name="P4"><text:tab/>FTP: 21 – File Transfer Protocol. For transferring files. (source: Computer Networks - Tannenbaum)</text:p>
      <text:p text:style-name="P4"><text:tab/>(Source: <text:a xlink:type="simple" xlink:href="http://www.iana.nl/assignments/service-names-port-numbers/service-names-port-numbers.txt" text:style-name="Internet_20_link" text:visited-style-name="Visited_20_Internet_20_Link">http://www.iana.nl/assignments/service-names-port-numbers/service-names-port-numbers.txt</text:a>)</text:p>
      <text:p text:style-name="P4"/>
      <text:p text:style-name="P4">4. WHATWG was pursuing commercial developments and W3C was unfocused</text:p>
      <text:p text:style-name="P4"/>
      <text:p text:style-name="P4">5. HTML, URI, HTTP</text:p>
      <text:p text:style-name="P4"/>
      <text:p text:style-name="P4">6. Code readability <text:span text:style-name="T5">better in first example</text:span>. <text:span text:style-name="T5">Gives more context</text:span></text:p>
      <text:p text:style-name="P7">Example: &lt;strong&gt; STRONG &lt;/strong&gt; looks important and &lt;b&gt; bold &lt;/b&gt; doesn't.</text:p>
      <text:p text:style-name="P7"/>
      <text:p text:style-name="P4"/>
      <text:p text:style-name="P5">7. div is block element, span is inline. They both divide content into indicidual sections (source: <text:span text:style-name="T4">http://www.1keydata.com/css-tutorial/div-span.php)</text:span></text:p>
      <text:p text:style-name="P4"/>
      <text:p text:style-name="P4">8. <text:tab/><text:span text:style-name="T4">Pro: Ability to keep part of page static while changing another part. Can also reduce bandwidth and server load.</text:span></text:p>
      <text:p text:style-name="P4"><text:tab/><text:span text:style-name="T4">Con: Search engines have problems processing them. URL doesn't change when you browse a site using frames. Printing problems</text:span></text:p>
      <text:p text:style-name="P4"/>
      <text:p text:style-name="P6">9. Parallel manipulation of elements</text:p>
      <text:p text:style-name="P6">Don't have to change content to change layout</text:p>
      <text:p text:style-name="P6">No inline style changes in HTML</text:p>
      <text:p text:style-name="P6">Readable and easy to work with</text:p>
      <text:p text:style-name="P6">Layout consistency across many pages</text:p>
      <text:p text:style-name="P6">Reduces html filesize, and therefore bandwidth usage</text:p>
      <text:p text:style-name="P7">Separates style from content – makes it easy for people with accessibility requirements</text:p>
      <text:p text:style-name="P6"/>
      <text:p text:style-name="P6">10. Expectation: make it bold. Reality: doesn't make a difference</text:p>
      <text:p text:style-name="P6"/>
      <text:p text:style-name="P6"><text:soft-page-break/>11. Firefox vs Chrome:</text:p>
      <text:p text:style-name="P6">Firefox is open source; Chrome isn't</text:p>
      <text:p text:style-name="P6">Firefox partially written is JavaScript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2T16:16:02.618377000</meta:creation-date>
    <dc:date>2015-01-07T21:27:41.618299000</dc:date>
    <meta:editing-duration>PT7H49M1S</meta:editing-duration>
    <meta:editing-cycles>9</meta:editing-cycles>
    <meta:generator>LibreOffice/4.3.5.2$MacOSX_X86_64 LibreOffice_project/3a87456aaa6a95c63eea1c1b3201acedf0751bd5</meta:generator>
    <meta:document-statistic meta:table-count="0" meta:image-count="0" meta:object-count="0" meta:page-count="2" meta:paragraph-count="31" meta:word-count="285" meta:character-count="2008" meta:non-whitespace-character-count="1738"/>
  </office:meta>
</office:document-meta>
</file>